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abla De Transic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tr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Simbolo </text:p>
          </table:table-cell>
          <table:table-cell office:value-type="string" calcext:value-type="string">
            <text:p>Punto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\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Letra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Numeros 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mbolos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Identificador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Pos Flotante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Flotante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PosCadena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Pos Caracter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 Comentario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Cadeba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osCadena char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Caracter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omentario asterisco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string" calcext:value-type="string">
            <text:p>Caomenta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3:20:38.619445659</meta:creation-date>
    <dc:date>2019-11-21T05:57:19.957708648</dc:date>
    <meta:editing-duration>PT28S</meta:editing-duration>
    <meta:editing-cycles>1</meta:editing-cycles>
    <meta:document-statistic meta:table-count="1" meta:cell-count="174" meta:object-count="0"/>
    <meta:generator>LibreOffice/5.1.6.2$Linux_X86_64 LibreOffice_project/10m0$Build-2</meta:generator>
  </office:meta>
</office:document-meta>
</file>